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E97D7D83EDCB68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35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pring Boot Thymeleaf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Welcome!</text:p>
            <text:p><text:span text:style-name="T1">José Luis De la Cruz Morales</text:span></text:p>
            <text:p><text:span text:style-name="T1"/></text:p>
            <text:p><text:span text:style-name="T1">@josd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hy Spring Boot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 requirement for XML configuration</text:p>
              </text:list-item>
              <text:list-item>
                <text:p>Tomcat or Jetty Embedded</text:p>
              </text:list-item>
              <text:list-item>
                <text:p>Convention over configuration</text:p>
              </text:list-item>
              <text:list-item>
                <text:p>Easy setup</text:p>
              </text:list-item>
              <text:list-item>
                <text:p>You can create web, standalone, API or executable applic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hy Thymelea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asy to add to Spring Boot</text:p>
              </text:list-item>
              <text:list-item>
                <text:p>Natural HTML templates</text:p>
              </text:list-item>
              <text:list-item>
                <text:p>Easy to transform Bootstrap to Thymeleaf</text:p>
              </text:list-item>
              <text:list-item>
                <text:p>Send and receive beans from/to controller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pring Boot Thymeleaf</text:p>
          </draw:text-box>
        </draw:frame>
        <draw:frame draw:style-name="gr2" draw:text-style-name="P2" draw:layer="layout" svg:width="12.859cm" svg:height="1.822cm" svg:x="7.4cm" svg:y="9.8cm">
          <draw:text-box>
            <text:p><text:span text:style-name="T2">Let’s go with Demo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5:44:56.570000000</meta:creation-date>
    <meta:editing-duration>PT22M57S</meta:editing-duration>
    <meta:editing-cycles>7</meta:editing-cycles>
    <meta:generator>LibreOffice/5.3.4.2$Windows_x86 LibreOffice_project/f82d347ccc0be322489bf7da61d7e4ad13fe2ff3</meta:generator>
    <dc:date>2017-09-05T16:58:16.535000000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